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42c4e5" officeooo:paragraph-rsid="0042c4e5"/>
    </style:style>
    <style:style style:name="T1" style:family="text">
      <style:text-properties fo:color="#0000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i, welcome to the introduction to Hadoop and MapReduce. I'm Sarah Sproehnle. I'm the vice president of educational services at Cloudera, the company that helps develop, support, and manage Apache Hadoop. <text:s/>&gt;&gt; And I'm Ian Wrigley, I'm Cloudera's senior curriculum manager. Between us, Sarah and I have been responsible for bringing Hadoop training to well over 20,000 people. And we're excited to bring it to a much larger audience with Udacity. So during this course, we're going to talk about what Big Data is? What Hadoop is? Why Hadoop's useful? And we're going to teach you how to write map reduce code. <text:s/>&gt;&gt; In fact,<text:span text:style-name="T1"> by the end of the course, you'll write a MapReduce program that efficiently processes a very large web server log. And by the end of lesson two, you'll already be running a MapReduce job in Apache Hadoop. </text:span>So let's start. In this lesson we'll talk about what is Big Data. We'll talk about the problems that it creates, and then how Apache Hadoop addresses those problems.</text:p>
      <text:p text:style-name="P1"/>
      <text:p text:style-name="P1">2. Organisations have been generating data since way back But as time goes on, more &amp; more data is being generated. <text:s/>IBM estimates that 90% of world's data was created in the last two years alone. <text:s/>This is a simple example. <text:s/>Think of your cellphone. <text:s/>Whenever your cellphone is turned on, it's connected to the cell towers. <text:s/>As you move around, it'll connect to different towers in a different signal streaks. <text:s/>All of that connection data is collected by the phone company &amp; it's being logged. <text:s/>They can use that information to find dead spots in the coverage &amp; know which towers are busiest &amp; need increased capacity. <text:s/>They can even trace you if you make an emergency phone call but don't get your exact location. <text:s/>This is an enormous amount of data we have. <text:s/>Another example as when you visit a website like Amazon or Netflix, everything, you do there is logged: what pages you view, how long you spend there, where you coming from. <text:s/>They can even capture things like what browser you are using. <text:s/>Again this is a huge amount of data. <text:s/>Phone data &amp; website logs are just examples. <text:s/>In addition, things like X-rays are creating huge amounts of data. <text:s/>&amp; people doing research to detect similarities in tumors. <text:s/>The increase in amount of data we're generating opens up huge possibilities. <text:s/>But it comes with problems too. <text:s/>Where do we've to store all this data? <text:s/>&amp; process it too?</text:p>
      <text:p text:style-name="P1"/>
      <text:p text:style-name="P1">3. But not everything is a big data problem. There are lots of cases where you can use a traditional system to store, manage and process your data. So the first thing you need to decide, is do you really have big data? To make that call, we need some sort of definition of what big data means. <text:s/>Which of these would you consider to be big data? You won't be graded on this. Just give it your best guess. Would you consider the order details for purchases at a single store to be big data. Or all orders across hundreds of stores nationwide. Say, an individual's stock portfolio. Or all stock transactions for the New York Stock Exchange for a year.</text:p>
      <text:p text:style-name="P1"/>
      <text:p text:style-name="P1">4. Most people would consider all orders across hundreds of stores, and all stock transactions for the New York Stock Exchange to be big data. You can imagine that the order details for a single store or one person's individual stock portfolio, could be stored in a traditional relational database system. Maybe even a spreadsheet. But those traditional systems start to struggle with all the orders across the hundreds of stores, and the entire data from the New York Stock Exchange.</text:p>
      <text:p text:style-name="P1"/>
      <text:p text:style-name="P1">5. There's not one definition for big data, its a very subjective term. Most people would certainly consider a data set of several terabytes to be big data. But there are certainly plenty of people using Hadoop on significantly smaller data sets with really great results. A reasonable definition of big data might be, it's data that's too big to be processed on a single machine.</text:p>
      <text:p text:style-name="P1"/>
      <text:p text:style-name="P1">6. The challenges with big data are not just about its size. What additional problems can you see with data? Could it be that most data is inherently worthless and it's hard to find the useful bits? Could the fact that data is created fast be a challenge? Could there be difficulty because data's coming from <text:soft-page-break/>different sources in various formats?</text:p>
      <text:p text:style-name="P1"/>
      <text:p text:style-name="P1">7. A potential challenge with big data is that it is created very fast. And does come from different sources, which could be in a variety of formats. In my experience, most data is not worthless. But actually does have a lot of value.</text:p>
      <text:p text:style-name="P1"/>
      <text:p text:style-name="P1">8. When you read or talk about big data, you often hear people say the three Vs. Volume refers to the size of the data you're dealing with. Variety refers to the fact that the data is often coming from a lot of different sources and different formats. And velocity refers to the speed at which it's being generated, and the speed at which it needs to be made available for processing. So let's look in more detail at each of these. Let's start with volume. <text:s/>The price to store data has dropped incredibly over the last 60 years. In 1980, the cost per gigabyte was several hundred thousand dollars. In 2013, it's merely $0.10. Although it's worth saying, to actually store the data reliably. You're going to end up paying more than that. That's particularly the case with more traditional storage devices such as storage area networks, or SANS, which can be extremely expensive. <text:s/>The high cost of reliable storage puts a cap on the amount of data companies can practically store. At some point they say, okay, it's too expensive to store all that data. And I'm not doing anything with it. Let's just store the critical stuff, like my actual sales. But it turns out, as you'll see, that the data you're currently throwing away can be incredibly useful. What we need is a cheaper way to store it reliably. And of course storing the data is only part of the equation. You also need to be able read and process it efficiently. Storing a terabyte of data on a SAN, is not that hard. But streaming the data from the SAN across the network to say, some central processor, can take a long time and processing can be extremely slow.</text:p>
      <text:p text:style-name="P1"/>
      <text:p text:style-name="P1">9. Which of the following data sets do you think is worth storing and analyzing? For example, transactions, like financial or government related, logs, business data such as product catalogs, prices, customers, user data, documents, videos, pictures. <text:s/>Sensor information about the weather, pollution, earthquakes. Medical like X-rays or brain scans. <text:s/>Social like email, Twitter, et cetera.</text:p>
      <text:p text:style-name="P1"/>
      <text:p text:style-name="P1">10. And the answer of course is all of these provide useful information. <text:s/>But in order to store them, you'll need a way to scale your storage capacity up to massive volume. <text:s/>Hadoop, which stores data in a distributed way across multiple machines does that. You'll see how in the next lesson.</text:p>
      <text:p text:style-name="P1"/>
      <text:p text:style-name="P1">11. The second v is data variety. For a long time, people have used databases such as SQL Server, or MySQL, or big data warehouses from companies like Oracle and IBM to store their data. The problem is that to store data in systems like that, the data needs to be able to fit in pre-defined tables. And a lot of the data that we deal with these days, tends to be what we call unstructured or semi-structured data. So Sarah can give us some examples of that.</text:p>
      <text:p text:style-name="P1"/>
      <text:p text:style-name="P1">12. By unstructured we mean data arrives in lots of different formats. <text:s/>For example, a bank might have list of your credit card and account transactions. They may also have scans of checks, records with customer service interactions. Maybe even recordings of those phone calls. <text:s/>All that data in a variety of different formats can be hard to store and reconcile in a traditional system. And this brings us back to volume. You want to store that data in its original format so you're not throwing any information away. That way you can then process the data later in different ways. For instance, if we transcribe a call center conversation into text we have what people said to customer service representatives. But if we had the actual recording as well then later we might develop software which can interpret the tone of voice the customer uses. And that might lead to a very different interpretation of the data. And the nice things about Hadoop is that it doesn't care what format your data comes in. Unlike a traditional database, you can store the data in its raw format and manipulate it and reformat it later.</text:p>
      <text:p text:style-name="P1"><text:soft-page-break/></text:p>
      <text:p text:style-name="P1">13. Sometimes the most unlikely data can be the most useful and lead to savings, due to better planning. For example, a conventional system for coordinating logistics might send the closest truck to a factory to pick up a package. However, it might be that the closest truck is not the best solution. Perhaps there's a traffic jam, or the closest route is actually on small roads that take a long time. Maybe the truck doesn't have enough free space for the new load. So what kind of data would be helpful making a better plan that could save money and time for the company. Would current GPS data for all trucks be useful? Or how about the current plan for each truck for the day? Would it be helpful if we had real time information about the traffic in the area? How about the current load in each truck and its volume and weight. <text:s/>May be the fuel efficiency of our different vehicles. </text:p>
      <text:p text:style-name="P1"/>
      <text:p text:style-name="P1">14. And again, all these answers are correct. You can save a lot of money and time by making better decisions driven by more data. The world we live in is extremely complex. And there's lot of variables to consider that we can tweak to get large benefits.</text:p>
      <text:p text:style-name="P1"/>
      <text:p text:style-name="P1">15. Velocity, the third v, is about the speed at which the data arrives, ready to be processed. We need to be able to accept and store that data, even when it's coming in at a rate of terabytes per day. If we can't store it as it arrives, we'll end up discarding some of it, and that's what we want to avoid. Think about an ecommerce website. If we knew what products you've looked at in the past, we can recommend similar products the next time you visit our site. If you've had spent five minutes looking at a particular item, we could maybe send you an email informing you the product is on sale. If we know that you typically browse our site using a first generation iPad, we could suggest the latest model. This is a huge difference to what we could do before, when we only stored the records of the actual purchases. If we can store and process all of our web server logs, along with the purchase data that's in our traditional data warehouse. <text:s/>We could give the customer a much better shopping experience. Which would directly translate into bigger profits. <text:s/>Yet another example is a movie site like Netflix. <text:s/>Based on what they know about your viewing habits, they can recommend movies to you. As you can see here, because of what Ian's rated highly before, this movie is recommend to him. And they can even predict what rating he would give this movie.</text:p>
      <text:p text:style-name="P1"/>
      <text:p text:style-name="P1">16. What kind of data interests you? This is a survey question. There's no right or wrong answer. We're just curious about what kind or problems you want to solve by using data. Are you interested in processing scientific data? E-commerce or medical? <text:s/>Maybe social networks. Financial? Sporting information? Utilities like oil and gas? Or something else? </text:p>
      <text:p text:style-name="P1"/>
      <text:p text:style-name="P1">17. So there are plenty of things we can do with big data, but first we need to be able to store the data in a cost effective way, and then process it efficiently. And it turns out, that's not easy to do, when we're talking about massive amounts of data. Luckily, some smart people at Google were working on this in the late 90s. They published some research papers, in 2003 and 2004. To learn more about that, let's talk to Doug Cutting, one of the founders of Hadoop, and the Chief Architect at Cloudera. </text:p>
      <text:p text:style-name="P1"/>
      <text:p text:style-name="P1">18. So, let me tell you how Hadoop came to be. About ten years ago in around 2003, I was working on an Open Source web search engine called Nutch, and we knew it needed to be something very scalable, because the Web was you know, billions of pages. terabytes, petabytes, of data, that we needed to be able to process, and we set about, you know, doing the best job we could and it was tough. We got things up and running on four or five machines not very well, and around that time Google published some papers. About how they were doing things internally. Published a paper about their distributed file system, TFS. and about their processing, framework, MapReduce. <text:s/>So my partner and I, at the time, in this project, Mike Cafarella. Said about trying to reimplement these in Open Source. So that more <text:soft-page-break/>people could use them than just folks at Google. Took us a couple of years, and we had Nutch up and running on, instead of four or five machines, on, 20 to 40 machines. It wasn't perfect, it was it wasn't, wasn't totally reliable, but it worked. And we realize that to get it to the point where it was scaled to thousands of machines, and be as bullet proof as it needed to be, would take more than just the two of us, working part time. Around that time, Yahoo approached me and said they were interested in investing in this. So I went to work for Yahoo in January of 2006. <text:s/>First thing I did there, was, we took the parts of Nutch that were a distributed computing platform, and put em into a separate project. A new project christened Hadoop. Over the next couple years, with, Yahoo's help, and the help of others. we took Hadoop, and really got it to the point where it did scale to petabytes, and running on thousands of processors. <text:s/>And doing so quite reliably. it spread to lots of companies. and mostly in the Internet sector, and became quite a success. after that, we, we started to see a bunch of other projects grow up around it. And Hadoop's grown to be the kernel of a, which, pretty much an operating system for big data. we've got, we've got tools that, allow you to, more easily do, MapReduce programming. <text:s/>so, you can develop using SQL or a data flow language called Pig. and we've also got the beginnings of higher-level tools. We've got interactive SQL with Impala. We've got Search. and so we're really seeing this develop to being a general purpose platform for data processing. that scale's much better and that it is much more flexible than anything that's, that's, else is out there.</text:p>
      <text:p text:style-name="P1"/>
      <text:p text:style-name="P1">19. That's the story of the genesis of Hadoop. It's based on work done by folks at Google. And, it's now grown to the point, where there are hundreds of people contributing to the project. And, it's being used by thousands and thousands of companies worldwide. The Hadoop logo is a little yellow elephant. But, do you know where that logo came from? It's actually a funny story attached to that, and here's Doug to explain.</text:p>
      <text:p text:style-name="P1"/>
      <text:p text:style-name="P1">20. So the name Hadoop comes from my son's toy elephant. When he was about two, a friend gave him a little stuffed elephant which he played with incessantly. and we overheard him calling it something, this strange word that he invented. and said Hadoop. So I, I immediately wrote it down because I was in the, the software business. And we're always looking for good names. And this one came with a, a mascot, even. and a few years later when I needed a project name, pulled it out. Now I, I wrote it down as H A D O O P. And figured that everyone would say Hadoop. Now it turns out everyone says Hadoop instead, but I persist in saying Hadoop. Now my son, of course, is 13, and expects royalties for the name. He he wants more credit. He also accuses me of stealing the toy. At some point, he was using it in some kind of rocket ship experiment, and I had to rescue it. And now it, it lives in my sock drawer for, for safety.</text:p>
      <text:p text:style-name="P1"/>
      <text:p text:style-name="P1">21. The core Hadoop project consists of a way to store data, known as the Hadoop distributed file system, or HDFS. And a way to process data with MapReduce. The key concept is that we split the data up and store it across the collection of machines known as a cluster. Then when we want to process the data, we process it where it's actually stored. <text:s/>Rather than retrieving the data from a central server, the data's already on the cluster, so we can process it in place. <text:s/>You can add more machines to the cluster as the amount of data you're storing grows. <text:s/>And, indeed, many people start with just a few machines, and add more as they're needed. <text:s/>The machines in your cluster don't need to be anything particularly high end. Although most clusters are built using rack-mounted servers, they are typically mid-range servers, rather than top of the range equipment.</text:p>
      <text:p text:style-name="P1"/>
      <text:p text:style-name="P1">22. We've been talking about core Hadoop. Which consists of HDFS and map reduce but since the project was first started, an awful lot of other software has grown up around it. And that's what we call the Hadoop Ecosystem. Some of the software is intended to make it easier to load data into the Hadoop cluster. Well lots of it designed to make Hadoop easier to use. For example as you'll see in the next <text:soft-page-break/>lesson. Writing Map reduced code isn't completely simple. You need to know a programming language such as Java, Python, Ruby or Perl. But there are lots of folks out there who aren't programmers, but can write SQL queries to access data in a traditional relational database system, like Sequel Server. And, of course, lots of business intelligence tools one way to hook into Hadoop. For that reason, Other open source projects have been created to make it easier for people to query their data without knowing how to code. Two key ones are Hive and Pig. Instead of having to write macros and reducers, in Hive you just write statements like this. Which looks very much like standard SQL. <text:s/>The Hive interpreter turns the SQL into map produced code, which then runs on the cluster. And an alternative is Pig, which allows you to write code to analyse your data in a fairly simple scripting language, rather than map reduce. Again the code is just turned into map reduce and run on a cluster. Hive and Pig are great, but they're still running map reduce jobs. Which as you'll see can take a reasonable around of time to run. <text:s/>Especially over large amounts of data. So another open source project, is called Impala. Impala was developed as a way to query your data with SQL, but which directly accesses the data in HDFS. <text:s/>Rather than needing map reduce. Impala is optimized for low latency queries. In other words Impala queries run very quickly, typically many times faster than Hive, while Hive is optimized for running long batch processing jobs. Another project used by many people is Sqoop. Sqoop takes data from a traditional relational database, such as Microsoft SQL Server. <text:s/>And, puts it in HDFS, as the limited files. So, it can be processed along with other data on the cluster. Then, there's Flume. Which injests data as it's generated by external systems. And, again, puts it into the cluster. HBase is a real time database, built on top of HDFS. <text:s/>And there's more. Hue is a graphical front end to the questor. Oozie is a workflow management tool. <text:s/>Mahout is a machine learning library. In fact there are so many ecosystem projects that making them all talk to one another, and work well, can be tricky. To make installing and maintaining a cluster like this easier, Cloudera, the company we work for, has put together a distribution of HADOOP called CDH. CDH or the Cloudera distribution including a patchy HADOOP, takes all the key ecosystem projects, along with HADOOP itself, and packages them together so that installation is a really easy process. And the components are all tested together, so you can be sure there's no incompatibilities between them. Of course, it's free and open source, just like Hadoop itself. While you could install everything from scratch, it's far easier to use CDH, and that's certainly what we'd recommend. In the next lesson, in fact, you'll be downloading and running a virtual machine, which has CDH installed. For more information on the Hadoop ecosystem and how each of these components works, see the instructor notes.</text:p>
      <text:p text:style-name="P1"/>
      <text:p text:style-name="P1">23. Congratulations on completing the first lesson, where you learned what big data is, and how Hadoop solves big data problems. In the next lesson, you'll go deeper in the two main components of Hadoop: HDFS, the Hadoop distributed file system, and map reduce, which is how Hadoop processes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25T23:57:26.061696478</dc:date>
    <meta:editing-duration>PT3H54M43S</meta:editing-duration>
    <meta:editing-cycles>38</meta:editing-cycles>
    <meta:document-statistic meta:table-count="0" meta:image-count="0" meta:object-count="0" meta:page-count="5" meta:paragraph-count="23" meta:word-count="3613" meta:character-count="20225" meta:non-whitespace-character-count="16560"/>
  </office:meta>
</office:document-meta>
</file>